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153c" officeooo:paragraph-rsid="001d1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script takes a list of words, pastes them in an online text to speech generator, and downloads them. It does so by using selenium to open a browser and winauto to “hit” enter and “move” the cursor to the download button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0T18:28:01.471731241</meta:creation-date>
    <dc:date>2020-11-10T18:29:24.386739266</dc:date>
    <meta:editing-duration>PT1M23S</meta:editing-duration>
    <meta:editing-cycles>1</meta:editing-cycles>
    <meta:document-statistic meta:table-count="0" meta:image-count="0" meta:object-count="0" meta:page-count="1" meta:paragraph-count="1" meta:word-count="42" meta:character-count="226" meta:non-whitespace-character-count="184"/>
    <meta:generator>LibreOffice/6.4.6.2$Linux_X86_64 LibreOffice_project/40$Build-2</meta:generator>
  </office:meta>
</office:document-meta>
</file>